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134142"/>
    </style:style>
    <style:style style:name="P2" style:family="paragraph" style:parent-style-name="Text_20_body">
      <style:text-properties officeooo:paragraph-rsid="001081bd"/>
    </style:style>
    <style:style style:name="P3" style:family="paragraph" style:parent-style-name="Text_20_body">
      <style:text-properties fo:font-style="normal" fo:font-weight="normal" officeooo:paragraph-rsid="0030e7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176c81"/>
    </style:style>
    <style:style style:name="P5" style:family="paragraph" style:parent-style-name="Text_20_body">
      <style:text-properties officeooo:paragraph-rsid="0021e4c0"/>
    </style:style>
    <style:style style:name="P6" style:family="paragraph" style:parent-style-name="Text_20_body">
      <style:text-properties officeooo:paragraph-rsid="00279117"/>
    </style:style>
    <style:style style:name="P7" style:family="paragraph" style:parent-style-name="Text_20_body">
      <style:text-properties officeooo:paragraph-rsid="003065fe"/>
    </style:style>
    <style:style style:name="P8" style:family="paragraph" style:parent-style-name="Text_20_body">
      <style:text-properties officeooo:paragraph-rsid="00306dbc"/>
    </style:style>
    <style:style style:name="P9" style:family="paragraph" style:parent-style-name="Text_20_body">
      <style:text-properties officeooo:rsid="0013ad3a" officeooo:paragraph-rsid="0013ad3a"/>
    </style:style>
    <style:style style:name="P10" style:family="paragraph" style:parent-style-name="Text_20_body" style:list-style-name="L1">
      <style:text-properties officeooo:paragraph-rsid="0013ad3a"/>
    </style:style>
    <style:style style:name="P11" style:family="paragraph" style:parent-style-name="Text_20_body" style:list-style-name="L1">
      <style:text-properties fo:font-style="normal" officeooo:paragraph-rsid="001551b9" style:font-style-asian="normal" style:font-style-complex="normal"/>
    </style:style>
    <style:style style:name="P12" style:family="paragraph" style:parent-style-name="Text_20_body">
      <style:text-properties fo:font-style="normal" officeooo:rsid="00119a15" officeooo:paragraph-rsid="0025c7d9" style:font-style-asian="normal" style:font-style-complex="normal"/>
    </style:style>
    <style:style style:name="P13" style:family="paragraph" style:parent-style-name="Text_20_body" style:list-style-name="L3">
      <style:text-properties fo:font-style="normal" officeooo:rsid="00279117" officeooo:paragraph-rsid="00279117" style:font-style-asian="normal" style:font-style-complex="normal"/>
    </style:style>
    <style:style style:name="P14" style:family="paragraph" style:parent-style-name="Text_20_body">
      <style:text-properties fo:font-style="normal" officeooo:rsid="003065fe" officeooo:paragraph-rsid="003065fe" style:font-style-asian="normal" style:font-style-complex="normal"/>
    </style:style>
    <style:style style:name="P15" style:family="paragraph" style:parent-style-name="Text_20_body" style:list-style-name="L4">
      <style:text-properties fo:font-style="normal" fo:font-weight="normal" officeooo:paragraph-rsid="002c4e77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>
      <style:text-properties fo:font-style="normal" fo:font-weight="normal" officeooo:paragraph-rsid="0032b044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fo:font-weight="normal" officeooo:rsid="0032b044" officeooo:paragraph-rsid="0032b044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fo:font-weight="normal" officeooo:rsid="0032b044" officeooo:paragraph-rsid="00388b69" style:font-style-asian="normal" style:font-weight-asian="normal" style:font-style-complex="normal" style:font-weight-complex="normal"/>
    </style:style>
    <style:style style:name="P19" style:family="paragraph" style:parent-style-name="Text_20_body" style:list-style-name="L2">
      <style:text-properties officeooo:paragraph-rsid="0013ad3a"/>
    </style:style>
    <style:style style:name="P20" style:family="paragraph" style:parent-style-name="Text_20_body" style:list-style-name="L2">
      <style:text-properties style:font-name="Times New Roman1" fo:font-size="12pt" fo:font-style="normal" officeooo:rsid="001551b9" officeooo:paragraph-rsid="001551b9" style:font-style-asian="normal" style:font-style-complex="normal"/>
    </style:style>
    <style:style style:name="P21" style:family="paragraph" style:parent-style-name="Text_20_body">
      <style:text-properties fo:font-style="italic" fo:font-weight="bold" officeooo:rsid="0030e76c" officeooo:paragraph-rsid="0030e76c" style:font-style-asian="italic" style:font-weight-asian="bold" style:font-style-complex="italic" style:font-weight-complex="bold"/>
    </style:style>
    <style:style style:name="P22" style:family="paragraph" style:parent-style-name="Text_20_body" style:list-style-name="L3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23" style:family="paragraph" style:parent-style-name="Text_20_body" style:list-style-name="L4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24" style:family="paragraph" style:parent-style-name="Text_20_body" style:list-style-name="L4">
      <style:text-properties fo:font-style="italic" fo:font-weight="bold" officeooo:rsid="002b75d3" officeooo:paragraph-rsid="002b75d3" style:font-style-asian="italic" style:font-weight-asian="bold" style:font-style-complex="italic" style:font-weight-complex="bold"/>
    </style:style>
    <style:style style:name="P25" style:family="paragraph" style:parent-style-name="Text_20_body" style:list-style-name="L5">
      <style:text-properties fo:font-style="italic" fo:font-weight="bold" officeooo:rsid="00306dbc" officeooo:paragraph-rsid="00306dbc" style:font-style-asian="italic" style:font-weight-asian="bold" style:font-style-complex="italic" style:font-weight-complex="bold"/>
    </style:style>
    <style:style style:name="P26" style:family="paragraph" style:parent-style-name="Text_20_body" style:list-style-name="L5">
      <style:text-properties fo:font-style="italic" fo:font-weight="bold" officeooo:rsid="0032b044" officeooo:paragraph-rsid="0032b044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officeooo:rsid="0004d765" officeooo:paragraph-rsid="0004d765"/>
    </style:style>
    <style:style style:name="P28" style:family="paragraph" style:parent-style-name="Text_20_body" style:list-style-name="L3">
      <style:text-properties officeooo:paragraph-rsid="0025c7d9"/>
    </style:style>
    <style:style style:name="P29" style:family="paragraph" style:parent-style-name="Text_20_body" style:list-style-name="L3">
      <style:text-properties officeooo:paragraph-rsid="00279117"/>
    </style:style>
    <style:style style:name="P30" style:family="paragraph" style:parent-style-name="Text_20_body" style:list-style-name="L3">
      <style:text-properties officeooo:paragraph-rsid="002c4e77"/>
    </style:style>
    <style:style style:name="P31" style:family="paragraph" style:parent-style-name="Text_20_body" style:list-style-name="L4">
      <style:text-properties officeooo:paragraph-rsid="003065fe"/>
    </style:style>
    <style:style style:name="P32" style:family="paragraph" style:parent-style-name="Text_20_body">
      <style:text-properties officeooo:paragraph-rsid="003a0364"/>
    </style:style>
    <style:style style:name="P33" style:family="paragraph" style:parent-style-name="Text_20_body">
      <style:text-properties officeooo:paragraph-rsid="0004d765"/>
    </style:style>
    <style:style style:name="P34" style:family="paragraph" style:parent-style-name="Heading_20_1">
      <style:text-properties officeooo:rsid="00176c81" officeooo:paragraph-rsid="00176c81"/>
    </style:style>
    <style:style style:name="P35" style:family="paragraph" style:parent-style-name="Heading_20_1">
      <style:text-properties officeooo:rsid="0004d765" officeooo:paragraph-rsid="0004d765"/>
    </style:style>
    <style:style style:name="P36" style:family="paragraph" style:parent-style-name="Heading_20_1">
      <style:paragraph-properties fo:break-before="page"/>
      <style:text-properties officeooo:rsid="0004d765" officeooo:paragraph-rsid="0004d765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1081bd"/>
    </style:style>
    <style:style style:name="P39" style:family="paragraph" style:parent-style-name="Heading_20_2" style:list-style-name="">
      <style:text-properties officeooo:rsid="001081bd"/>
    </style:style>
    <style:style style:name="P40" style:family="paragraph" style:parent-style-name="Heading_20_2">
      <style:text-properties fo:font-style="normal" style:font-style-asian="normal" style:font-style-complex="normal"/>
    </style:style>
    <style:style style:name="P41" style:family="paragraph" style:parent-style-name="Heading_20_2">
      <style:paragraph-properties fo:break-before="page"/>
      <style:text-properties fo:font-style="normal" officeooo:rsid="001081bd" style:font-style-asian="normal" style:font-style-complex="normal"/>
    </style:style>
    <style:style style:name="P42" style:family="paragraph" style:parent-style-name="Heading_20_3">
      <style:text-properties officeooo:paragraph-rsid="00306dbc"/>
    </style:style>
    <style:style style:name="P43" style:family="paragraph" style:parent-style-name="Heading_20_3">
      <style:text-properties fo:font-style="normal" officeooo:rsid="00263eac" officeooo:paragraph-rsid="00306dbc" style:font-style-asian="normal" style:font-style-complex="normal"/>
    </style:style>
    <style:style style:name="P4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34142"/>
    </style:style>
    <style:style style:name="T2" style:family="text">
      <style:text-properties officeooo:rsid="001330a1"/>
    </style:style>
    <style:style style:name="T3" style:family="text">
      <style:text-properties officeooo:rsid="0004d765"/>
    </style:style>
    <style:style style:name="T4" style:family="text">
      <style:text-properties fo:font-style="italic" officeooo:rsid="001081bd" style:font-style-asian="italic" style:font-style-complex="italic"/>
    </style:style>
    <style:style style:name="T5" style:family="text">
      <style:text-properties fo:font-style="italic" officeooo:rsid="00119a15" style:font-style-asian="italic" style:font-style-complex="italic"/>
    </style:style>
    <style:style style:name="T6" style:family="text">
      <style:text-properties fo:font-style="italic" officeooo:rsid="00279117" style:font-style-asian="italic" style:font-style-complex="italic"/>
    </style:style>
    <style:style style:name="T7" style:family="text">
      <style:text-properties fo:font-style="italic" officeooo:rsid="002b75d3" style:font-style-asian="italic" style:font-style-complex="italic"/>
    </style:style>
    <style:style style:name="T8" style:family="text">
      <style:text-properties fo:font-style="italic" officeooo:rsid="003065fe" style:font-style-asian="italic" style:font-style-complex="italic"/>
    </style:style>
    <style:style style:name="T9" style:family="text">
      <style:text-properties fo:font-style="italic" officeooo:rsid="0030e76c" style:font-style-asian="italic" style:font-style-complex="italic"/>
    </style:style>
    <style:style style:name="T10" style:family="text">
      <style:text-properties fo:font-style="italic" officeooo:rsid="0032b044" style:font-style-asian="italic" style:font-style-complex="italic"/>
    </style:style>
    <style:style style:name="T11" style:family="text">
      <style:text-properties fo:font-style="italic" officeooo:rsid="003a0364" style:font-style-asian="italic" style:font-style-complex="italic"/>
    </style:style>
    <style:style style:name="T12" style:family="text">
      <style:text-properties fo:font-style="italic" fo:font-weight="bold" officeooo:rsid="0004d765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5c7d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06dbc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176c8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7911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dffce" style:font-style-asian="italic" style:font-weight-asian="normal" style:font-style-complex="italic" style:font-weight-complex="normal"/>
    </style:style>
    <style:style style:name="T18" style:family="text">
      <style:text-properties fo:font-weight="bold" officeooo:rsid="0004d765" style:font-weight-asian="bold" style:font-weight-complex="bold"/>
    </style:style>
    <style:style style:name="T19" style:family="text">
      <style:text-properties fo:font-weight="bold" officeooo:rsid="00279117" style:font-weight-asian="bold" style:font-weight-complex="bold"/>
    </style:style>
    <style:style style:name="T20" style:family="text">
      <style:text-properties fo:font-weight="bold" officeooo:rsid="00306dbc" style:font-weight-asian="bold" style:font-weight-complex="bold"/>
    </style:style>
    <style:style style:name="T21" style:family="text">
      <style:text-properties fo:font-weight="normal" officeooo:rsid="0004d765" style:font-weight-asian="normal" style:font-weight-complex="normal"/>
    </style:style>
    <style:style style:name="T22" style:family="text">
      <style:text-properties fo:font-weight="normal" officeooo:rsid="00088bf8" style:font-weight-asian="normal" style:font-weight-complex="normal"/>
    </style:style>
    <style:style style:name="T23" style:family="text">
      <style:text-properties fo:font-weight="normal" officeooo:rsid="00176c81" style:font-weight-asian="normal" style:font-weight-complex="normal"/>
    </style:style>
    <style:style style:name="T24" style:family="text">
      <style:text-properties fo:font-weight="normal" officeooo:rsid="0018e477" style:font-weight-asian="normal" style:font-weight-complex="normal"/>
    </style:style>
    <style:style style:name="T25" style:family="text">
      <style:text-properties fo:font-weight="normal" officeooo:rsid="00279117" style:font-weight-asian="normal" style:font-weight-complex="normal"/>
    </style:style>
    <style:style style:name="T26" style:family="text">
      <style:text-properties fo:font-weight="normal" officeooo:rsid="00306dbc" style:font-weight-asian="normal" style:font-weight-complex="normal"/>
    </style:style>
    <style:style style:name="T27" style:family="text">
      <style:text-properties fo:font-weight="normal" officeooo:rsid="00382aca" style:font-weight-asian="normal" style:font-weight-complex="normal"/>
    </style:style>
    <style:style style:name="T28" style:family="text">
      <style:text-properties officeooo:rsid="0006b8f5"/>
    </style:style>
    <style:style style:name="T29" style:family="text">
      <style:text-properties fo:font-style="normal" officeooo:rsid="001081bd" style:font-style-asian="normal" style:font-style-complex="normal"/>
    </style:style>
    <style:style style:name="T30" style:family="text">
      <style:text-properties fo:font-style="normal" officeooo:rsid="00119a15" style:font-style-asian="normal" style:font-style-complex="normal"/>
    </style:style>
    <style:style style:name="T31" style:family="text">
      <style:text-properties fo:font-style="normal" officeooo:rsid="001278ad" style:font-style-asian="normal" style:font-style-complex="normal"/>
    </style:style>
    <style:style style:name="T32" style:family="text">
      <style:text-properties fo:font-style="normal" officeooo:rsid="0022ee64" style:font-style-asian="normal" style:font-style-complex="normal"/>
    </style:style>
    <style:style style:name="T33" style:family="text">
      <style:text-properties fo:font-style="normal" officeooo:rsid="0025c7d9" style:font-style-asian="normal" style:font-style-complex="normal"/>
    </style:style>
    <style:style style:name="T34" style:family="text">
      <style:text-properties fo:font-style="normal" officeooo:rsid="00263eac" style:font-style-asian="normal" style:font-style-complex="normal"/>
    </style:style>
    <style:style style:name="T35" style:family="text">
      <style:text-properties fo:font-style="normal" officeooo:rsid="00279117" style:font-style-asian="normal" style:font-style-complex="normal"/>
    </style:style>
    <style:style style:name="T36" style:family="text">
      <style:text-properties fo:font-style="normal" officeooo:rsid="0028dceb" style:font-style-asian="normal" style:font-style-complex="normal"/>
    </style:style>
    <style:style style:name="T37" style:family="text">
      <style:text-properties fo:font-style="normal" officeooo:rsid="00294859" style:font-style-asian="normal" style:font-style-complex="normal"/>
    </style:style>
    <style:style style:name="T38" style:family="text">
      <style:text-properties fo:font-style="normal" officeooo:rsid="002a072c" style:font-style-asian="normal" style:font-style-complex="normal"/>
    </style:style>
    <style:style style:name="T39" style:family="text">
      <style:text-properties fo:font-style="normal" officeooo:rsid="003065fe" style:font-style-asian="normal" style:font-style-complex="normal"/>
    </style:style>
    <style:style style:name="T40" style:family="text">
      <style:text-properties fo:font-style="normal" officeooo:rsid="003657ad" style:font-style-asian="normal" style:font-style-complex="normal"/>
    </style:style>
    <style:style style:name="T41" style:family="text">
      <style:text-properties fo:font-style="normal" officeooo:rsid="0037f686" style:font-style-asian="normal" style:font-style-complex="normal"/>
    </style:style>
    <style:style style:name="T42" style:family="text">
      <style:text-properties fo:font-style="normal" officeooo:rsid="003a0364" style:font-style-asian="normal" style:font-style-complex="normal"/>
    </style:style>
    <style:style style:name="T43" style:family="text">
      <style:text-properties fo:font-style="normal" fo:font-weight="bold" officeooo:rsid="0004d765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79117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3065fe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officeooo:rsid="0027911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dffc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c4e7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065fe" style:font-style-asian="normal" style:font-weight-asian="normal" style:font-style-complex="normal" style:font-weight-complex="normal"/>
    </style:style>
    <style:style style:name="T50" style:family="text">
      <style:text-properties officeooo:rsid="000e97bc"/>
    </style:style>
    <style:style style:name="T51" style:family="text">
      <style:text-properties officeooo:rsid="001081bd"/>
    </style:style>
    <style:style style:name="T52" style:family="text">
      <style:text-properties officeooo:rsid="0013ad3a"/>
    </style:style>
    <style:style style:name="T53" style:family="text">
      <style:text-properties style:font-name="Times New Roman1" fo:font-size="12pt" officeooo:rsid="0013ad3a"/>
    </style:style>
    <style:style style:name="T54" style:family="text">
      <style:text-properties style:font-name="Times New Roman1" fo:font-size="12pt" fo:font-style="italic" officeooo:rsid="006d0efd" style:font-style-asian="italic" style:font-style-complex="italic"/>
    </style:style>
    <style:style style:name="T55" style:family="text">
      <style:text-properties style:font-name="Times New Roman1" fo:font-size="12pt" fo:font-style="italic" officeooo:rsid="006fc414" style:font-style-asian="italic" style:font-style-complex="italic"/>
    </style:style>
    <style:style style:name="T56" style:family="text">
      <style:text-properties style:font-name="Times New Roman1" fo:font-size="12pt" fo:font-style="italic" officeooo:rsid="00729aa7" style:font-style-asian="italic" style:font-style-complex="italic"/>
    </style:style>
    <style:style style:name="T57" style:family="text">
      <style:text-properties style:font-name="Times New Roman1" fo:font-size="12pt" officeooo:rsid="0016a3d8"/>
    </style:style>
    <style:style style:name="T58" style:family="text">
      <style:text-properties officeooo:rsid="00279117"/>
    </style:style>
    <style:style style:name="T59" style:family="text">
      <style:text-properties officeooo:rsid="002b75d3"/>
    </style:style>
    <style:style style:name="T60" style:family="text">
      <style:text-properties officeooo:rsid="002c4e77"/>
    </style:style>
    <style:style style:name="T61" style:family="text">
      <style:text-properties officeooo:rsid="0030e76c"/>
    </style:style>
    <style:style style:name="T62" style:family="text">
      <style:text-properties officeooo:rsid="0032b044"/>
    </style:style>
    <style:style style:name="T63" style:family="text">
      <style:text-properties officeooo:rsid="00388b69"/>
    </style:style>
    <style:style style:name="T64" style:family="text">
      <style:text-properties officeooo:rsid="003a036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1617_2128831717" text:style-name="Index_20_Link" text:visited-style-name="Index_20_Link">Introduction<text:tab/>2</text:a></text:p>
          <text:p text:style-name="P37"><text:a xlink:type="simple" xlink:href="#__RefHeading__1698_2128831717" text:style-name="Index_20_Link" text:visited-style-name="Index_20_Link">Data Base coding standard<text:tab/>2</text:a></text:p>
          <text:p text:style-name="P37"><text:a xlink:type="simple" xlink:href="#__RefHeading__1619_2128831717" text:style-name="Index_20_Link" text:visited-style-name="Index_20_Link">Catalog<text:tab/>2</text:a></text:p>
          <text:p text:style-name="P44"><text:a xlink:type="simple" xlink:href="#__RefHeading__1700_2128831717" text:style-name="Index_20_Link" text:visited-style-name="Index_20_Link">tba_user_account<text:tab/>3</text:a></text:p>
          <text:p text:style-name="P45"><text:a xlink:type="simple" xlink:href="#__RefHeading__1255_956441209" text:style-name="Index_20_Link" text:visited-style-name="Index_20_Link">Fields specifications<text:tab/>3</text:a></text:p>
          <text:p text:style-name="P44"><text:a xlink:type="simple" xlink:href="#__RefHeading__1257_956441209" text:style-name="Index_20_Link" text:visited-style-name="Index_20_Link">tba_user_details<text:tab/>4</text:a></text:p>
          <text:p text:style-name="P45"><text:a xlink:type="simple" xlink:href="#__RefHeading__1259_956441209" text:style-name="Index_20_Link" text:visited-style-name="Index_20_Link">Fields specifications<text:tab/>4</text:a></text:p>
        </text:index-body>
      </text:table-of-content>
      <text:p text:style-name="Standard"/>
      <text:h text:style-name="P36" text:outline-level="1"><text:bookmark-start text:name="__RefHeading__1617_2128831717"/>Introduction<text:bookmark-end text:name="__RefHeading__1617_2128831717"/></text:h>
      <text:p text:style-name="P33"><text:span text:style-name="T3">Present document is about ccdb </text:span><text:span text:style-name="T52">v.0.0.4 </text:span><text:span text:style-name="T3">schema structure and application C</text:span><text:span text:style-name="T50">o</text:span><text:span text:style-name="T3">passConnect <text:s/></text:span><text:span text:style-name="T64">system </text:span><text:span text:style-name="T3">parameter stored in ccdb tables.</text:span></text:p>
      <text:p text:style-name="P32"><text:span text:style-name="T64">A glossary of terms used in this document can be found in the CopassConnect requirements documentation available in Github at path </text:span><text:span text:style-name="T11">doc/CopassConnectRequirements</text:span><text:span text:style-name="T64">.</text:span></text:p>
      <text:p text:style-name="P9">ER schema picture and schema dump are available in CopassConnect Github repository :</text:p>
      <text:list xml:id="list21683057901" text:style-name="L1">
        <text:list-item>
          <text:p text:style-name="P10"><text:span text:style-name="T54">doc/ccdb_20121021_1</text:span><text:span text:style-name="T55">355</text:span><text:span text:style-name="T54">.pdf</text:span></text:p>
          <text:p text:style-name="P11"><text:span text:style-name="T53">ER schema </text:span><text:span text:style-name="T57">ccdb</text:span><text:span text:style-name="T53"> </text:span></text:p>
        </text:list-item>
      </text:list>
      <text:list xml:id="list1521782023" text:style-name="L2">
        <text:list-item>
          <text:p text:style-name="P19"><text:span text:style-name="T55">db/ccdb_</text:span><text:span text:style-name="T54">20121021_1</text:span><text:span text:style-name="T56">2</text:span><text:span text:style-name="T55">5</text:span><text:span text:style-name="T56">9</text:span><text:span text:style-name="T54">.</text:span><text:span text:style-name="T55">sql </text:span></text:p>
          <text:p text:style-name="P20">Schema ccdb filled with some example data.</text:p>
        </text:list-item>
      </text:list>
      <text:h text:style-name="P34" text:outline-level="1"><text:bookmark-start text:name="__RefHeading__1698_2128831717"/>Data Base coding standard<text:bookmark-end text:name="__RefHeading__1698_2128831717"/></text:h>
      <text:p text:style-name="P4"><text:span text:style-name="T22">All tables in ccdb schema </text:span><text:span text:style-name="T24">must </text:span><text:span text:style-name="T22">have InnoDB engine </text:span><text:span text:style-name="T23">and </text:span><text:span text:style-name="T15">utf8_general_ci</text:span><text:span text:style-name="T23"> as collation</text:span><text:span text:style-name="T22">.</text:span></text:p>
      <text:p text:style-name="P4"><text:span text:style-name="T3">All tables in ccdb </text:span><text:span text:style-name="T28">schema </text:span><text:span text:style-name="T3">must have standard name format </text:span><text:span text:style-name="T18">[</text:span><text:span text:style-name="T12">prefix</text:span><text:span text:style-name="T18">]_[</text:span><text:span text:style-name="T12">relation name</text:span><text:span text:style-name="T18">]</text:span><text:span text:style-name="T3">, for ccdb system tables prefix is </text:span><text:span text:style-name="T43">tba</text:span><text:span text:style-name="T21">.</text:span></text:p>
      <text:p text:style-name="P8"><text:span text:style-name="T26">Tables Primary Key (PK) are named as </text:span><text:span text:style-name="T20">id</text:span><text:span text:style-name="T26">.</text:span></text:p>
      <text:p text:style-name="P8"><text:span text:style-name="T26">Foreig</text:span><text:span text:style-name="T27">n</text:span><text:span text:style-name="T26"> Key (FK) are named when possible as </text:span><text:span text:style-name="T20">[</text:span><text:span text:style-name="T14">parent relation table</text:span><text:span text:style-name="T20">]_id</text:span></text:p>
      <text:p text:style-name="P21">Example :</text:p>
      <text:p text:style-name="P3"><text:span text:style-name="T9">tba_user_account</text:span><text:span text:style-name="T61"> have </text:span><text:span text:style-name="T9">id</text:span><text:span text:style-name="T61"> field as PK</text:span></text:p>
      <text:p text:style-name="P3"><text:span text:style-name="T9">tba_user_details</text:span><text:span text:style-name="T61"> have field </text:span><text:span text:style-name="T9">tba_user_account_id</text:span><text:span text:style-name="T61"> as FK referenced on </text:span><text:span text:style-name="T9">tba_user_account</text:span><text:span text:style-name="T61"> PK</text:span></text:p>
      <text:h text:style-name="P35" text:outline-level="1"><text:bookmark-start text:name="__RefHeading__1619_2128831717"/>Catalog<text:bookmark-end text:name="__RefHeading__1619_2128831717"/></text:h>
      <text:p text:style-name="P27">Schema catalog tables ccdb</text:p>
      <text:p text:style-name="P27"/>
      <text:h text:style-name="P38" text:outline-level="2"><draw:frame draw:style-name="fr1" draw:name="Object1" text:anchor-type="paragraph" svg:x="-0.0638in" svg:y="0.0028in" svg:width="7.4083in" svg:height="1.4591in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39" text:outline-level="2"/>
      <text:h text:style-name="P41" text:outline-level="2"><text:bookmark-start text:name="__RefHeading__1700_2128831717"/>tba_user_account<text:bookmark-end text:name="__RefHeading__1700_2128831717"/></text:h>
      <text:p text:style-name="P2"><text:span text:style-name="T51">The </text:span><text:span text:style-name="T4">tba_user_account</text:span><text:span text:style-name="T29"> table store application user core data information, it is </text:span><text:span text:style-name="T40">the </text:span><text:span text:style-name="T29">users regi</text:span><text:span text:style-name="T41">s</text:span><text:span text:style-name="T29">try.</text:span></text:p>
      <text:p text:style-name="P12"><draw:frame draw:style-name="fr2" draw:name="Object2" text:anchor-type="paragraph" svg:width="7.7134in" svg:height="2.1854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<text:bookmark-start text:name="__RefHeading__1255_956441209"/><text:span text:style-name="T34">Field</text:span><text:span text:style-name="T35">s</text:span><text:span text:style-name="T34"> specification</text:span><text:span text:style-name="T35">s</text:span><text:bookmark-end text:name="__RefHeading__1255_956441209"/></text:h>
      <text:p text:style-name="P6"><text:span text:style-name="T38">O</text:span><text:span text:style-name="T35">nly significant </text:span><text:span text:style-name="T37">or non-intuitive </text:span><text:span text:style-name="T35">fields have </text:span><text:span text:style-name="T36">are <text:s/></text:span><text:span text:style-name="T37">described.</text:span></text:p>
      <text:list xml:id="list869036725" text:style-name="L3">
        <text:list-item>
          <text:p text:style-name="P28"><text:span text:style-name="T13">id</text:span><text:span text:style-name="T33"> </text:span></text:p>
          <text:p text:style-name="P28"><text:span text:style-name="T30">Every user have a system </text:span><text:span text:style-name="T32">internal</text:span><text:span text:style-name="T30"> </text:span><text:span text:style-name="T5">id </text:span><text:span text:style-name="T30">as PK.</text:span></text:p>
        </text:list-item>
        <text:list-item>
          <text:p text:style-name="P28"><text:span text:style-name="T13">email</text:span><text:span text:style-name="T30"> </text:span></text:p>
          <text:p text:style-name="P28"><text:span text:style-name="T30">Every user must have a unique </text:span><text:span text:style-name="T5">email,</text:span><text:span text:style-name="T30"> </text:span><text:span text:style-name="T31">CopassConnect use t</text:span><text:span text:style-name="T30">he </text:span><text:span text:style-name="T5">email</text:span><text:span text:style-name="T30"> </text:span><text:span text:style-name="T31">as</text:span><text:span text:style-name="T30"> user login.</text:span></text:p>
        </text:list-item>
        <text:list-item>
          <text:p text:style-name="P22">password</text:p>
          <text:p text:style-name="P13">Login password</text:p>
        </text:list-item>
        <text:list-item>
          <text:p text:style-name="P22">cc_profile</text:p>
          <text:p text:style-name="P30"><text:span text:style-name="T46">CopassConnect profile, every user have a </text:span><text:span text:style-name="T16">cc_profile</text:span><text:span text:style-name="T46">.</text:span></text:p>
          <text:p text:style-name="P30"><text:span text:style-name="T46">Profile types are stored in </text:span><text:span text:style-name="T16">tba_parameters</text:span><text:span text:style-name="T46"> as csv list, profile defined are :</text:span></text:p>
          <text:p text:style-name="P29"><text:span text:style-name="T44">cc_admin</text:span><text:span text:style-name="T46"> </text:span><text:span text:style-name="T33"><text:s/>: </text:span><text:span text:style-name="T35">CopassConnect administrator</text:span></text:p>
          <text:p text:style-name="P29"><text:span text:style-name="T44">cs_admin</text:span><text:span text:style-name="T35"> : CopassConnect super user, it is administrator of a single CoSite</text:span></text:p>
        </text:list-item>
      </text:list>
      <text:p text:style-name="P5"><text:tab/><text:span text:style-name="T19">cc_user </text:span><text:span text:style-name="T25">: Simple CoSite user that are not able to login on CopassConnect</text:span></text:p>
      <text:list xml:id="list1682108308" text:style-name="L4">
        <text:list-item>
          <text:p text:style-name="P23">id_card</text:p>
          <text:p text:style-name="P15"><text:span text:style-name="T58">A id card is required only for a </text:span><text:span text:style-name="T6">cs_admin</text:span><text:span text:style-name="T58"> user. </text:span></text:p>
          <text:p text:style-name="P15"><text:span text:style-name="T60">H</text:span><text:span text:style-name="T58">andle of this mandatory is demanded to application logic.</text:span></text:p>
        </text:list-item>
        <text:list-item>
          <text:p text:style-name="P24">engagement_level</text:p>
          <text:p text:style-name="P15"><text:span text:style-name="T59">It's only for </text:span><text:span text:style-name="T7">cc_user </text:span><text:span text:style-name="T59">profile.</text:span></text:p>
          <text:p text:style-name="P15"><text:span text:style-name="T59">It's a </text:span><text:span text:style-name="T60">numeric </text:span><text:span text:style-name="T59">paramiter </text:span><text:span text:style-name="T60">filled</text:span><text:span text:style-name="T59"> by a </text:span><text:span text:style-name="T7">cs_admin.</text:span></text:p>
          <text:p text:style-name="P31"><text:soft-page-break/><text:span text:style-name="T47">Max engagement level a</text:span><text:span text:style-name="T46">s </text:span><text:span text:style-name="T48">INT</text:span><text:span text:style-name="T46"> are stored in </text:span><text:span text:style-name="T16">tba_parameters, </text:span><text:span text:style-name="T47">parameter name is </text:span><text:span text:style-name="T17">engagement_level</text:span><text:span text:style-name="T46">, </text:span><text:span text:style-name="T47">actual value is 10</text:span><text:span text:style-name="T46">.</text:span></text:p>
        </text:list-item>
      </text:list>
      <text:h text:style-name="Heading_20_2" text:outline-level="2"><text:bookmark-start text:name="__RefHeading__1257_956441209"/><text:span text:style-name="T29">tba_user_</text:span><text:span text:style-name="T39">details</text:span><text:bookmark-end text:name="__RefHeading__1257_956441209"/></text:h>
      <text:p text:style-name="P7"><text:span text:style-name="T39">The </text:span><text:span text:style-name="T8">tba_user_details</text:span><text:span text:style-name="T39"> store information about users.</text:span></text:p>
      <text:p text:style-name="P7"><draw:frame draw:style-name="fr1" draw:name="Object3" text:anchor-type="paragraph" svg:x="-0.3937in" svg:y="0.55in" svg:width="7.7134in" svg:height="0.871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9">Every textual information type could be filled in this table in form of </text:span><text:span text:style-name="T45">key-&gt;value</text:span><text:span text:style-name="T49">.</text:span></text:p>
      <text:p text:style-name="P14"/>
      <text:h text:style-name="P43" text:outline-level="3"/>
      <text:h text:style-name="P42" text:outline-level="3"><text:bookmark-start text:name="__RefHeading__1259_956441209"/><text:span text:style-name="T34">Field</text:span><text:span text:style-name="T35">s</text:span><text:span text:style-name="T34"> specification</text:span><text:span text:style-name="T35">s</text:span><text:bookmark-end text:name="__RefHeading__1259_956441209"/></text:h>
      <text:list xml:id="list905086543" text:style-name="L5">
        <text:list-item>
          <text:p text:style-name="P25">tba_user_account_id</text:p>
          <text:p text:style-name="P16"><text:span text:style-name="T62">FK of <text:s/></text:span><text:span text:style-name="T10">tba_user_account</text:span><text:span text:style-name="T62"> field </text:span><text:span text:style-name="T10">id</text:span></text:p>
        </text:list-item>
        <text:list-item>
          <text:p text:style-name="P26">label</text:p>
          <text:p text:style-name="P18">Detail name <text:span text:style-name="T63">(key)</text:span>, for example : <text:s/>facebook, web site, fax, mobile ...</text:p>
        </text:list-item>
        <text:list-item>
          <text:p text:style-name="P26">value</text:p>
          <text:p text:style-name="P17">Detail value</text:p>
        </text:list-item>
        <text:list-item>
          <text:p text:style-name="P26">priority</text:p>
          <text:p text:style-name="P17">Through this field it's possible to define particular order to enlist user details</text:p>
        </text:list-item>
      </text:list>
      <text:h text:style-name="P40" text:outline-level="2"><text:span text:style-name="T64">tba_cc_site</text:span></text:h>
      <text:p text:style-name="P32"><text:span text:style-name="T29">The </text:span><text:span text:style-name="T4">tba_</text:span><text:span text:style-name="T11">cc</text:span><text:span text:style-name="T4">_</text:span><text:span text:style-name="T11">site</text:span><text:span text:style-name="T29"> table store </text:span><text:span text:style-name="T42">CoSite</text:span><text:span text:style-name="T29"> user core data information, it is </text:span><text:span text:style-name="T40">the </text:span><text:span text:style-name="T29">users regi</text:span><text:span text:style-name="T41">s</text:span><text:span text:style-name="T29">t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34142"/>
    </style:style>
    <style:style style:name="MT1" style:family="text">
      <style:text-properties officeooo:rsid="00134142"/>
    </style:style>
    <style:style style:name="MT2" style:family="text">
      <style:text-properties officeooo:rsid="001330a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<text:span text:style-name="MT2">cdb version 0.0.4 structure <text:tab/><text:tab/></text:span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to </meta:initial-creator>
    <meta:creation-date>2012-10-23T09:11:24</meta:creation-date>
    <meta:generator>LibreOffice/3.6$Linux_X86_64 LibreOffice_project/360m1$Build-102</meta:generator>
    <dc:date>2012-10-23T16:21:33</dc:date>
    <dc:creator>unto </dc:creator>
    <meta:editing-duration>PT5H10M18S</meta:editing-duration>
    <meta:editing-cycles>47</meta:editing-cycles>
    <meta:document-statistic meta:table-count="0" meta:image-count="0" meta:object-count="3" meta:page-count="4" meta:paragraph-count="64" meta:word-count="430" meta:character-count="2706" meta:non-whitespace-character-count="23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4.356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ABLE_SCHEMA </text:p>
          </table:table-cell>
          <table:table-cell table:style-name="ce1" office:value-type="string">
            <text:p>TABLE_NAME </text:p>
          </table:table-cell>
          <table:table-cell table:style-name="ce1" office:value-type="string">
            <text:p>ENGINE</text:p>
          </table:table-cell>
          <table:table-cell table:style-name="ce1" office:value-type="string">
            <text:p>SYNOPSIS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cards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Store credit_card and virtual_card information record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cards_has_tba_user_account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Join table to realize the n to m relationship between users and cards</text:p>
          </table:table-cell>
        </table:table-row>
        <table:table-row table:style-name="ro2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cc_site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CoSite registry additional informations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cc_site_details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CoSite additional informations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parameters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Store CopassConnect parameters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transactions_log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Store cards transactions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user_account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User registry</text:p>
          </table:table-cell>
        </table:table-row>
        <table:table-row table:style-name="ro1">
          <table:table-cell/>
          <table:table-cell table:style-name="ce2" office:value-type="string">
            <text:p>ccdb </text:p>
          </table:table-cell>
          <table:table-cell table:style-name="ce2" office:value-type="string">
            <text:p>tba_user_details </text:p>
          </table:table-cell>
          <table:table-cell table:style-name="ce2" office:value-type="string">
            <text:p>InnoDB</text:p>
          </table:table-cell>
          <table:table-cell table:style-name="ce2" office:value-type="string">
            <text:p>User additional information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0:17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5" office:value-type="string">
            <text:p>OP</text:p>
          </table:table-cell>
          <table:table-cell table:style-name="ce5" office:value-type="string">
            <text:p>COLUMN_NAME </text:p>
          </table:table-cell>
          <table:table-cell table:style-name="ce5" office:value-type="string">
            <text:p>COLUMN_TYPE </text:p>
          </table:table-cell>
          <table:table-cell table:style-name="ce5" office:value-type="string">
            <text:p>IS_NULLABLE </text:p>
          </table:table-cell>
          <table:table-cell table:style-name="ce5" office:value-type="string">
            <text:p>NUMERIC_PRECISION </text:p>
          </table:table-cell>
          <table:table-cell table:style-name="ce5" office:value-type="string">
            <text:p>COLUMN_DEFAULT </text:p>
          </table:table-cell>
          <table:table-cell table:style-name="ce5" office:value-type="string">
            <text:p>COLUMN_KEY </text:p>
          </table:table-cell>
          <table:table-cell table:style-name="ce5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table:style-name="ce8"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 office:value-type="string">
            <text:p>AI</text:p>
          </table:table-cell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email </text:p>
          </table:table-cell>
          <table:table-cell office:value-type="string">
            <text:p>varchar(45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UN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pwd </text:p>
          </table:table-cell>
          <table:table-cell office:value-type="string">
            <text:p>varchar(256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status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5 </text:p>
          </table:table-cell>
          <table:table-cell office:value-type="string">
            <text:p>name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6 </text:p>
          </table:table-cell>
          <table:table-cell office:value-type="string">
            <text:p>surname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7 </text:p>
          </table:table-cell>
          <table:table-cell office:value-type="string">
            <text:p>cc_profile </text:p>
          </table:table-cell>
          <table:table-cell office:value-type="string">
            <text:p>varchar(45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8 </text:p>
          </table:table-cell>
          <table:table-cell office:value-type="string">
            <text:p>idcard </text:p>
          </table:table-cell>
          <table:table-cell office:value-type="string">
            <text:p>varchar(100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9 </text:p>
          </table:table-cell>
          <table:table-cell office:value-type="string">
            <text:p>id_card_type </text:p>
          </table:table-cell>
          <table:table-cell office:value-type="string">
            <text:p>varchar(45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10 </text:p>
          </table:table-cell>
          <table:table-cell office:value-type="string">
            <text:p>engagement_level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table:style-name="ce8" office:value-type="string">
            <text:p>10 </text:p>
          </table:table-cell>
          <table:table-cell table:style-name="ce8" office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11 </text:p>
          </table:table-cell>
          <table:table-cell office:value-type="string">
            <text:p>note </text:p>
          </table:table-cell>
          <table:table-cell office:value-type="string">
            <text:p>varchar(45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1:56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4" office:value-type="string">
            <text:p>OP</text:p>
          </table:table-cell>
          <table:table-cell table:style-name="ce4" office:value-type="string">
            <text:p>COLUMN_NAME </text:p>
          </table:table-cell>
          <table:table-cell table:style-name="ce4" office:value-type="string">
            <text:p>COLUMN_TYPE </text:p>
          </table:table-cell>
          <table:table-cell table:style-name="ce4" office:value-type="string">
            <text:p>IS_NULLABLE </text:p>
          </table:table-cell>
          <table:table-cell table:style-name="ce4" office:value-type="string">
            <text:p>NUMERIC_PRECISION </text:p>
          </table:table-cell>
          <table:table-cell table:style-name="ce4" office:value-type="string">
            <text:p>COLUMN_DEFAULT </text:p>
          </table:table-cell>
          <table:table-cell table:style-name="ce4" office:value-type="string">
            <text:p>COLUMN_KEY </text:p>
          </table:table-cell>
          <table:table-cell table:style-name="ce4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user_account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table:style-name="ce5"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label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valu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priority </text:p>
          </table:table-cell>
          <table:table-cell office:value-type="string">
            <text:p>varchar(256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4:10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